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7.719cm" draw:z-index="0"><draw:image xlink:href="http://www.altrusoft.se/wp-content/uploads/2017/04/kaernvaerden.png" xlink:type="simple" xlink:show="embed" xlink:actuate="onLoad" draw:filter-name="&lt;Alla format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0:34:54.262506236</meta:creation-date>
    <meta:generator>LibreOffice/5.1.6.2$Linux_X86_64 LibreOffice_project/10m0$Build-2</meta:generator>
    <dc:date>2018-03-21T10:37:30.522324891</dc:date>
    <meta:editing-duration>PT2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